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800000027E49F54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424" officeooo:paragraph-rsid="000bb424"/>
    </style:style>
    <style:style style:name="P2" style:family="paragraph" style:parent-style-name="Standard">
      <style:paragraph-properties fo:text-align="center" style:justify-single-word="false"/>
      <style:text-properties officeooo:rsid="001172f1" officeooo:paragraph-rsid="001172f1"/>
    </style:style>
    <style:style style:name="P3" style:family="paragraph" style:parent-style-name="Standard">
      <style:paragraph-properties fo:text-align="start" style:justify-single-word="false"/>
      <style:text-properties officeooo:rsid="001172f1" officeooo:paragraph-rsid="001172f1"/>
    </style:style>
    <style:style style:name="P4" style:family="paragraph" style:parent-style-name="Standard">
      <style:paragraph-properties fo:text-align="start" style:justify-single-word="false"/>
      <style:text-properties officeooo:rsid="0013345d" officeooo:paragraph-rsid="0013345d"/>
    </style:style>
    <style:style style:name="P5" style:family="paragraph" style:parent-style-name="Standard">
      <style:paragraph-properties fo:text-align="start" style:justify-single-word="false"/>
      <style:text-properties officeooo:rsid="00161bc0" officeooo:paragraph-rsid="00161bc0"/>
    </style:style>
    <style:style style:name="P6" style:family="paragraph" style:parent-style-name="Standard">
      <style:paragraph-properties fo:text-align="start" style:justify-single-word="false"/>
      <style:text-properties officeooo:rsid="00164a7e" officeooo:paragraph-rsid="00164a7e"/>
    </style:style>
    <style:style style:name="P7" style:family="paragraph" style:parent-style-name="Standard">
      <style:paragraph-properties fo:text-align="start" style:justify-single-word="false"/>
      <style:text-properties officeooo:rsid="0016b280" officeooo:paragraph-rsid="0016b280"/>
    </style:style>
    <style:style style:name="T1" style:family="text">
      <style:text-properties officeooo:rsid="00150218"/>
    </style:style>
    <style:style style:name="T2" style:family="text">
      <style:text-properties officeooo:rsid="00164a7e"/>
    </style:style>
    <style:style style:name="T3" style:family="text">
      <style:text-properties officeooo:rsid="0016b28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ld_sessions</text:p>
      <text:p text:style-name="P1"/>
      <text:p text:style-name="P3">В старых архивах мы обнаружили папку с документами, принадлежащую некому подозрительному лицу. Возможно, в ней есть пароли, явки к организации, которую мы давно хотели накрыть. Разберитесь.</text:p>
      <text:p text:style-name="P3"/>
      <text:p text:style-name="P4">Дается архив, в нем порезанные файлы пользователя. Документы и программы. И там и там оставлен только Mozilla Firefox. Фишка в том, что Firefox бородатой 30-й версии, <text:span text:style-name="T1">в файлах конфигов версия заменена на 40-ю, плюс у базы данных подпорчена структура, вставить так просто себе в браузер не должно получиться.</text:span></text:p>
      <text:p text:style-name="P5">В документах находим описание:</text:p>
      <text:p text:style-name="P5">Hello, my colleagues from FBI!</text:p>
      <text:p text:style-name="P5">I have created secret organization of American spies in Moscow:</text:p>
      <text:p text:style-name="P5"><text:a xlink:type="simple" xlink:href="http://ctf.kras/">http://ctf.kras</text:a></text:p>
      <text:p text:style-name="P5"/>
      <text:p text:style-name="P5">идем на сайт, в нем простой input:</text:p>
      <text:p text:style-name="P5"><draw:frame draw:style-name="fr1" draw:name="Image1" text:anchor-type="paragraph" svg:width="2.1346in" svg:height="0.3591in" draw:z-index="0"><draw:image xlink:href="Pictures/10000201000000E800000027E49F542F.png" xlink:type="simple" xlink:show="embed" xlink:actuate="onLoad"/></draw:frame></text:p>
      <text:p text:style-name="P5"/>
      <text:p text:style-name="P5">и ничего не подходит.</text:p>
      <text:p text:style-name="P5">Ладно, лезем в папку “Program Files”, там только Firefox и его dll, <text:span text:style-name="T2">запомнили.</text:span></text:p>
      <text:p text:style-name="P6"><text:span text:style-name="T3">И</text:span>дем в документы, там файлы с данными firefox, нас будет интересовать signons.sqlite и cookies.sqlite.</text:p>
      <text:p text:style-name="P6">Смотрим в менеджере баз данных. Cookies.sqlite содержит куку для сайта, сохраняем себе, с ней без пароля все равно не проходит.</text:p>
      <text:p text:style-name="P6">Открываем пароли, видим, что они в зашифрованом виде.</text:p>
      <text:p text:style-name="P6">Думаем как расшифровать, гуглим, в итоге, <text:span text:style-name="T3">адекватное решение – это залезть в исходники Firefox или же использовать библиотеки, которые также присутствуют в архиве (при этом все, кроме dll библиотек из него убрано, что намекает на необходимость их использования), ведь задание-то на PPC.</text:span></text:p>
      <text:p text:style-name="P7">(Можно, конечно, докопаться, что за версия Firefox там, найти этот браузер и скопировать зашифрованный пароль, расшифровать его, но не факт, что получится)</text:p>
      <text:p text:style-name="P7">Далее пишем код, который экспортирует функции из dll и вызывает их для расшифровки (код приложен) получаем хранщиеся пароли. Ставим себе эту куку и с использованием данного пароля при обащении к серверу получаем флаг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1:31:39.222639100</meta:creation-date>
    <dc:date>2015-09-20T17:40:29.319137357</dc:date>
    <meta:editing-duration>PT1H8M13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1" meta:paragraph-count="16" meta:word-count="257" meta:character-count="1721" meta:non-whitespace-character-count="1477"/>
  </office:meta>
</office:document-meta>
</file>